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ahoma, sans-serif"/>
    <style:font-face style:name="Mangal1" svg:font-family="Mangal"/>
    <style:font-face style:name="OpenSymbol" svg:font-family="OpenSymbol"/>
    <style:font-face style:name="Simsun" svg:font-family="Simsu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4562ab"/>
    </style:style>
    <style:style style:name="P3" style:family="paragraph" style:parent-style-name="Standard" style:list-style-name="L1">
      <style:text-properties officeooo:paragraph-rsid="004063d2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337354" officeooo:paragraph-rsid="00337354" style:font-size-asian="10.5pt" style:language-asian="zh" style:country-asian="CN" style:font-weight-asian="bold" style:font-size-complex="10.5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P7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T1" style:family="text">
      <style:text-properties officeooo:rsid="000559b7"/>
    </style:style>
    <style:style style:name="T2" style:family="text">
      <style:text-properties officeooo:rsid="002c9643"/>
    </style:style>
    <style:style style:name="T3" style:family="text">
      <style:text-properties officeooo:rsid="002e20f8"/>
    </style:style>
    <style:style style:name="T4" style:family="text">
      <style:text-properties officeooo:rsid="002f4949"/>
    </style:style>
    <style:style style:name="T5" style:family="text">
      <style:text-properties officeooo:rsid="002faabd"/>
    </style:style>
    <style:style style:name="T6" style:family="text">
      <style:text-properties officeooo:rsid="00329447"/>
    </style:style>
    <style:style style:name="T7" style:family="text">
      <style:text-properties officeooo:rsid="00337354"/>
    </style:style>
    <style:style style:name="T8" style:family="text">
      <style:text-properties fo:font-variant="normal" fo:text-transform="none" fo:color="#000000" style:font-name="Simsun" fo:font-size="14pt" fo:letter-spacing="normal" fo:font-style="normal" fo:font-weight="normal" officeooo:rsid="0046ed00"/>
    </style:style>
    <style:style style:name="T9" style:family="text">
      <style:text-properties fo:font-variant="normal" fo:text-transform="none" fo:color="#888888" style:font-name="Georgia" fo:font-size="10.5pt" fo:letter-spacing="normal" fo:font-style="normal" fo:font-weight="normal" officeooo:rsid="00352e42"/>
    </style:style>
    <style:style style:name="T10" style:family="text">
      <style:text-properties fo:font-variant="normal" fo:text-transform="none" fo:color="#888888" style:font-name="Georgia" fo:font-size="10.5pt" fo:letter-spacing="normal" fo:font-style="normal" fo:font-weight="normal" officeooo:rsid="0046ed00"/>
    </style:style>
    <style:style style:name="T11" style:family="text">
      <style:text-properties fo:font-variant="normal" fo:text-transform="none" fo:color="#888888" style:font-name="Georgia" fo:font-size="10.5pt" fo:letter-spacing="normal" fo:font-style="normal" fo:font-weight="normal" officeooo:rsid="0047aa96"/>
    </style:style>
    <style:style style:name="T12" style:family="text">
      <style:text-properties officeooo:rsid="003716da"/>
    </style:style>
    <style:style style:name="T13" style:family="text">
      <style:text-properties officeooo:rsid="00395d6e"/>
    </style:style>
    <style:style style:name="T14" style:family="text">
      <style:text-properties officeooo:rsid="0046ed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总计</text:h>
      <text:list xml:id="list8124257151054281716" text:style-name="L1">
        <text:list-item>
          <text:p text:style-name="P2">本月自己处理的ticket总字数有：<text:span text:style-name="T12">[</text:span><text:span text:style-name="T7"> </text:span><text:span text:style-name="T14">1566</text:span><text:span text:style-name="T2">]</text:span></text:p>
        </text:list-item>
        <text:list-item>
          <text:p text:style-name="P3">本月热心帮助的ticket总字数有：<text:span text:style-name="T3">[ </text:span><text:span text:style-name="T8">471</text:span><text:span text:style-name="T3">]</text:span></text:p>
        </text:list-item>
        <text:list-item>
          <text:p text:style-name="P3">本月贡献的wiki总字数有：<text:span text:style-name="T3">[</text:span><text:span text:style-name="T8">388</text:span><text:span text:style-name="T3">]</text:span></text:p>
        </text:list-item>
        <text:list-item>
          <text:p text:style-name="P1">本月贡献的wiki代码数有：<text:span text:style-name="T4">[</text:span><text:span text:style-name="T14">19</text:span><text:span text:style-name="T4">]</text:span></text:p>
        </text:list-item>
        <text:list-item>
          <text:p text:style-name="P3">本月贡献的有效代码行数有：<text:span text:style-name="T4">[</text:span><text:span text:style-name="T9"> </text:span><text:span text:style-name="T11">2256</text:span><text:span text:style-name="T4">]</text:span></text:p>
        </text:list-item>
        <text:list-item>
          <text:p text:style-name="P1">本月跟踪fixed的bug帖子数量：<text:span text:style-name="T4">[</text:span><text:span text:style-name="T14">2</text:span><text:span text:style-name="T4">]</text:span></text:p>
        </text:list-item>
        <text:list-item>
          <text:p text:style-name="P1">满足需求并稳定使用了超过三个月的功能代码：<text:span text:style-name="T4">[</text:span><text:span text:style-name="T13">0</text:span><text:span text:style-name="T4">]</text:span></text:p>
        </text:list-item>
        <text:list-item>
          <text:p text:style-name="P1">所有组员的平均代码行数：<text:span text:style-name="T5">[</text:span><text:span text:style-name="T6">0</text:span><text:span text:style-name="T5">]</text:span></text:p>
        </text:list-item>
      </text:list>
      <text:h text:style-name="Heading_20_1" text:outline-level="1">详细信息</text:h>
      <text:list xml:id="list31286503" text:continue-numbering="true" text:style-name="L1">
        <text:list-item>
          <text:list>
            <text:list-item>
              <text:p text:style-name="P4">功能代码加成</text:p>
              <text:list>
                <text:list-item>
                  <text:p text:style-name="P4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5"/>
                    </text:list-item>
                  </text:list>
                </text:list-item>
              </text:list>
            </text:list-item>
            <text:list-item>
              <text:p text:style-name="P6">组员代码加成</text:p>
              <text:list>
                <text:list-item>
                  <text:p text:style-name="P4"><text:s text:c="2"/>组员姓名 <text:s/>| <text:s text:c="2"/>组员有效代码行数 <text:s/></text:p>
                  <text:list>
                    <text:list-item>
                      <text:p text:style-name="P4">xxx <text:s text:c="15"/>xxxx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, Tahoma, sans-serif"/>
    <style:font-face style:name="Mangal1" svg:font-family="Mangal"/>
    <style:font-face style:name="OpenSymbol" svg:font-family="OpenSymbol"/>
    <style:font-face style:name="Simsun" svg:font-family="Simsu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5-02-03T11:11:20.54</dc:date>
    <meta:editing-duration>PT4H56M57S</meta:editing-duration>
    <meta:editing-cycles>120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6" meta:word-count="179" meta:character-count="282" meta:non-whitespace-character-count="230"/>
  </office:meta>
</office:document-meta>
</file>